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Object.fullGetConfig( @ CacheKey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Object.simplePut( Long id , @ CacheValue Sample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Object.simpleRemove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Object.simpleGet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Object.annotatedGet( @ CacheKey Long id , @ Value ( "${foo}" )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Object.multiCacheValues( Long id , @ CacheValue SampleObject instance , @ CacheValue SampleObject another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Object.anotherSimpleGet( String foo , Long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Object.noCacheValue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Object.fullPutConfig( @ CacheKey Long id , @ CacheValue Sample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Object.multiKeysGet( @ CacheKey Long id , Boolean notUsed , @ CacheKey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Object.simple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